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3:58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that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your IDE’s error messages,</text:p>
            </text:list-item>
            <text:list-item>
              <text:p text:style-name="P2">To investigate bugs with you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ations and limits to the help they can provide to students.</text:p>
        </text:list-item>
      </text:list>
      <text:p text:style-name="First_20_paragraph">Additionally, if a student want to help with this particular class, then of course they have to have successfully passed CSCI 1301.</text:p>
      <text:p text:style-name="Text_20_body">A UCA will:</text:p>
      <text:list text:style-name="L5">
        <text:list-item>
          <text:p text:style-name="P5">Be able to work up to 20 hours/week, payed $12/hours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5:58:50Z</meta:creation-date>
    <dc:date>2021-05-26T15:58:50Z</dc:date>
    <meta:user-defined meta:name="date" meta:value-type="string">May  26, 2021 (03:58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